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text-align="start" style:justify-single-word="false"/>
    </style:style>
    <style:style style:name="P2" style:family="paragraph" style:parent-style-name="Text_20_body">
      <style:paragraph-properties fo:text-align="start" style:justify-single-word="false"/>
      <style:text-properties officeooo:paragraph-rsid="0023c756"/>
    </style:style>
    <style:style style:name="P3" style:family="paragraph" style:parent-style-name="Text_20_body">
      <style:paragraph-properties fo:text-align="start" style:justify-single-word="false"/>
      <style:text-properties officeooo:paragraph-rsid="0025096e"/>
    </style:style>
    <style:style style:name="P4" style:family="paragraph" style:parent-style-name="Text_20_body">
      <style:paragraph-properties fo:text-align="start" style:justify-single-word="false"/>
      <style:text-properties officeooo:paragraph-rsid="0027fcf3"/>
    </style:style>
    <style:style style:name="T1" style:family="text">
      <style:text-properties style:font-name="Liberation Sans" fo:font-size="12pt" officeooo:rsid="001f723d" style:font-name-asian="Microsoft YaHei" style:font-size-asian="10.5pt" style:font-name-complex="Arial1" style:font-size-complex="12pt"/>
    </style:style>
    <style:style style:name="T2" style:family="text">
      <style:text-properties style:font-name="Liberation Sans" fo:font-size="12pt" fo:font-weight="normal" officeooo:rsid="001e9fba" style:font-name-asian="Microsoft YaHei" style:font-size-asian="12pt" style:font-weight-asian="normal" style:font-name-complex="Arial1" style:font-size-complex="12pt" style:font-weight-complex="normal"/>
    </style:style>
    <style:style style:name="T3" style:family="text">
      <style:text-properties style:font-name="Liberation Sans" fo:font-size="12pt" fo:font-weight="normal" officeooo:rsid="001f723d" style:font-name-asian="Microsoft YaHei" style:font-size-asian="12pt" style:font-weight-asian="normal" style:font-name-complex="Arial1" style:font-size-complex="12pt" style:font-weight-complex="normal"/>
    </style:style>
    <style:style style:name="T4" style:family="text">
      <style:text-properties style:font-name="Liberation Sans" fo:font-size="12pt" fo:font-weight="normal" officeooo:rsid="0021ed17" style:font-name-asian="Microsoft YaHei" style:font-size-asian="12pt" style:font-weight-asian="normal" style:font-name-complex="Arial1" style:font-size-complex="12pt" style:font-weight-complex="normal"/>
    </style:style>
    <style:style style:name="T5" style:family="text">
      <style:text-properties style:font-name="Liberation Sans" fo:font-size="12pt" fo:font-style="italic" fo:font-weight="normal" officeooo:rsid="001f723d" style:font-name-asian="Microsoft YaHei" style:font-size-asian="12pt" style:font-style-asian="italic" style:font-weight-asian="normal" style:font-name-complex="Arial1" style:font-size-complex="12pt" style:font-style-complex="italic" style:font-weight-complex="normal"/>
    </style:style>
    <style:style style:name="T6" style:family="text">
      <style:text-properties style:font-name="Liberation Sans" fo:font-size="12pt" fo:font-weight="normal" officeooo:rsid="0023c756" style:font-name-asian="Microsoft YaHei" style:font-size-asian="12pt" style:font-weight-asian="normal" style:font-name-complex="Arial1" style:font-size-complex="12pt" style:font-weight-complex="normal"/>
    </style:style>
    <style:style style:name="T7" style:family="text">
      <style:text-properties style:font-name="Liberation Sans" fo:font-size="12pt" fo:font-weight="normal" officeooo:rsid="0025096e" style:font-name-asian="Microsoft YaHei" style:font-size-asian="12pt" style:font-weight-asian="normal" style:font-name-complex="Arial1" style:font-size-complex="12pt" style:font-weight-complex="normal"/>
    </style:style>
    <style:style style:name="T8" style:family="text">
      <style:text-properties style:font-name="Liberation Sans" fo:font-size="12pt" fo:font-weight="normal" officeooo:rsid="00261b1a" style:font-name-asian="Microsoft YaHei" style:font-size-asian="12pt" style:font-weight-asian="normal" style:font-name-complex="Arial1" style:font-size-complex="12pt" style:font-weight-complex="normal"/>
    </style:style>
    <style:style style:name="T9" style:family="text">
      <style:text-properties style:font-name="Liberation Sans" fo:font-size="12pt" fo:font-weight="normal" officeooo:rsid="0026ae64" style:font-name-asian="Microsoft YaHei" style:font-size-asian="12pt" style:font-weight-asian="normal" style:font-name-complex="Arial1" style:font-size-complex="12pt" style:font-weight-complex="normal"/>
    </style:style>
    <style:style style:name="T10" style:family="text">
      <style:text-properties style:font-name="Liberation Sans" fo:font-size="12pt" fo:font-style="italic" fo:font-weight="normal" officeooo:rsid="0026ae64" style:font-name-asian="Microsoft YaHei" style:font-size-asian="12pt" style:font-style-asian="italic" style:font-weight-asian="normal" style:font-name-complex="Arial1" style:font-size-complex="12pt" style:font-style-complex="italic" style:font-weight-complex="normal"/>
    </style:style>
    <style:style style:name="T11" style:family="text">
      <style:text-properties style:font-name="Liberation Sans" fo:font-size="12pt" fo:font-weight="normal" officeooo:rsid="00294b9e" style:font-name-asian="Microsoft YaHei" style:font-size-asian="12pt" style:font-weight-asian="normal" style:font-name-complex="Arial1"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a xlink:type="simple" xlink:href="https://theconversation.com/los-videojuegos-de-la-guerra-civil-perpetuan-cliches-y-falsos-mitos-129950" text:style-name="Internet_20_link" text:visited-style-name="Visited_20_Internet_20_Link"><text:span text:style-name="Strong_20_Emphasis"><text:span text:style-name="T1">https://theconversation.com/los-videojuegos-de-la-guerra-civil-perpetuan-cliches-y-falsos-mitos-129950</text:span></text:span></text:a></text:h>
      <text:p text:style-name="P2"><text:span text:style-name="Strong_20_Emphasis"><text:span text:style-name="T2">A lo largo de este texto, el autor reflexiona y analiza la representación de la Guerra Civil Española en el medio de los videojuegos; afirma que, a pesar de que esta imaginería es escasa (contando únicamente con </text:span></text:span><text:span text:style-name="Strong_20_Emphasis"><text:span text:style-name="T3">seis títulos</text:span></text:span><text:span text:style-name="Strong_20_Emphasis"><text:span text:style-name="T2">), “perpetúan clichés y falsos mitos y contribuyen a dar una imagen de dicho conflicto distorsionada, incompleta y falta de contextualización”, </text:span></text:span><text:span text:style-name="Strong_20_Emphasis"><text:span text:style-name="T3">además de preguntarse qué papel han tenido en la memoria histórica.</text:span></text:span></text:p>
      <text:p text:style-name="P2"><text:span text:style-name="Strong_20_Emphasis"><text:span text:style-name="T3">Antes de analizar dos de estas seis obras, compara el tratamiento del conflicto con el de la Segunda Guerra Mundial, cuyos representantes intentan crear un ambiente de familiaridad para los jugadores en las trincheras o en el Desembarco de Normandía respetando el discurso oficial "basado en una pretendida literalidad histórica" </text:span></text:span><text:span text:style-name="Strong_20_Emphasis"><text:span text:style-name="T4">y </text:span></text:span><text:span text:style-name="Strong_20_Emphasis"><text:span text:style-name="T3">espectaculariza</text:span></text:span><text:span text:style-name="Strong_20_Emphasis"><text:span text:style-name="T4">r </text:span></text:span><text:span text:style-name="Strong_20_Emphasis"><text:span text:style-name="T3">la contienda por el camino.</text:span></text:span></text:p>
      <text:p text:style-name="P2"><text:span text:style-name="Strong_20_Emphasis"><text:span text:style-name="T3">Tras est</text:span></text:span><text:span text:style-name="Strong_20_Emphasis"><text:span text:style-name="T4">e</text:span></text:span><text:span text:style-name="Strong_20_Emphasis"><text:span text:style-name="T3"> contextualiza</text:span></text:span><text:span text:style-name="Strong_20_Emphasis"><text:span text:style-name="T4">do</text:span></text:span><text:span text:style-name="Strong_20_Emphasis"><text:span text:style-name="T3">, se presentan los dos juegos estudiados en este artículo, que son </text:span></text:span><text:span text:style-name="Strong_20_Emphasis"><text:span text:style-name="T5">Sombras de Guerra</text:span></text:span><text:span text:style-name="Strong_20_Emphasis"><text:span text:style-name="T3"> (Legend Studios, 2007) y </text:span></text:span><text:span text:style-name="Strong_20_Emphasis"><text:span text:style-name="T5">Vaccine Wars</text:span></text:span><text:span text:style-name="Strong_20_Emphasis"><text:span text:style-name="T3"> (Games for Tutti, 2016), ambos de producción española. El primero de ambos también fue el primero en hacer una representación de la Guerra Civil en el medio, lo que provocó una alta expectación y un gran número de críticas; el segundo toma este momento histórico como base para contar una historia con acontecimientos y personajes ficticios.</text:span></text:span></text:p>
      <text:p text:style-name="P2"><text:span text:style-name="Strong_20_Emphasis"><text:span text:style-name="T6">El punto común que el autor encuentra en ambos videojuegos es lo que llama como la “españolada”, término utilizado para referirse a todos los tópicos referentes a la idiosincrasia de la guerra y de ambos bandos como, por ejemplo, la romantización de la España rural y de sus símbolos, los “retrolugares” (conceptos comunes del pasado que los consumidores relacionan por repetición estética, no necesariamente de fondo) como la relación de la Segunda República con la masonería, </text:span></text:span><text:span text:style-name="Strong_20_Emphasis"><text:span text:style-name="T7">o los mitos fundados sobre la gente que participó como la fetichización de la “mujer republicana”.</text:span></text:span></text:p>
      <text:p text:style-name="P3"><text:span text:style-name="Strong_20_Emphasis"><text:span text:style-name="T7">El escritor concluye </text:span></text:span><text:span text:style-name="Strong_20_Emphasis"><text:span text:style-name="T8">en </text:span></text:span><text:span text:style-name="Strong_20_Emphasis"><text:span text:style-name="T7">que, aunque se constate la existencia de estos lugares comunes al tratar la Guerra Civil, no quiere decir que ambos juegos tengan una perspectiva errónea o no válida, sino que demuestra que hace falta un mayor esfuerzo en memoria histórica para deshacernos de estos tropos.</text:span></text:span></text:p>
      <text:p text:style-name="P4"><text:span text:style-name="Strong_20_Emphasis"><text:span text:style-name="T7">Respecto a mi opinión, concuerdo en gran medida con la de Antonio César Moreno Cantano, </text:span></text:span><text:span text:style-name="Strong_20_Emphasis"><text:span text:style-name="T8">sobretodo cuando acusa al “Pacto de Silencio” como mayor culpable del imaginario colectivo respecto a la Guerra Civil, pero me ha impactado negativamente lo que refleja este artículo. Desconocía la existencia de ambos juegos, y me parecen extremadamente tristes los “retrolugares” y tópicos donde caen. </text:span></text:span></text:p>
      <text:p text:style-name="P4"><text:span text:style-name="Strong_20_Emphasis"><text:span text:style-name="T9">Entiendo que es muy complicado alejarse de esta imaginería que ya poseemos </text:span></text:span><text:span text:style-name="Strong_20_Emphasis"><text:span text:style-name="T9">en mayor o menor medida </text:span></text:span><text:span text:style-name="Strong_20_Emphasis"><text:span text:style-name="T9">todos los que pertenecemos al estado español, y por eso a</text:span></text:span><text:span text:style-name="Strong_20_Emphasis"><text:span text:style-name="T8">lgunos los puedo </text:span></text:span><text:span text:style-name="Strong_20_Emphasis"><text:span text:style-name="T9">llegar a comprender</text:span></text:span><text:span text:style-name="Strong_20_Emphasis"><text:span text:style-name="T8">, como por ejemplo los referentes al escenario, ya que pienso que una España rural </text:span></text:span><text:span text:style-name="Strong_20_Emphasis"><text:span text:style-name="T9">es muy evocadora para hablar sobre esta guerra y no es algo que se aleje completamente de la realidad. Por otra parte, también pienso firmemente que todos los tropos y clichés deben de cuestionarse e intentar ver hasta qué punto es acertado usarlos, y me cuesta mucho entender cómo es posible que </text:span></text:span><text:span text:style-name="Strong_20_Emphasis"><text:span text:style-name="T10">Sombras de Guerra</text:span></text:span><text:span text:style-name="Strong_20_Emphasis"><text:span text:style-name="T9"> caiga de manera tan fuerte en cosas como la hipersexualización de la que parece la única </text:span></text:span><text:soft-page-break/><text:span text:style-name="Strong_20_Emphasis"><text:span text:style-name="T9">combatiente que había o equiparar ambos bandos con frases como “donde el concepto de bueno o malo no es real” que utilizan los propios desarrolladores de </text:span></text:span><text:span text:style-name="Strong_20_Emphasis"><text:span text:style-name="T10">Vaccine Wars</text:span></text:span><text:span text:style-name="Strong_20_Emphasis"><text:span text:style-name="T9">.</text:span></text:span></text:p>
      <text:p text:style-name="P4"><text:span text:style-name="Strong_20_Emphasis"><text:span text:style-name="T9">En cualquier tipo de expresión artística, los creadores tienen la responsabilidad de ser coherentes con lo que quieren contar, aún más usando un momento histórico concreto, y que un narrador omnisciente diga “alzamiento” en vez de “golpe de estado”, que el uniforme del ejército fascista sea una cosa genérica con un símbolo que recuerda </text:span></text:span><text:span text:style-name="Strong_20_Emphasis"><text:span text:style-name="T11">a</text:span></text:span><text:span text:style-name="Strong_20_Emphasis"><text:span text:style-name="T9"> (pero no es) una cruz de hierro y todo lo anteriormente mencionado, me hace reafirmar con aún más ímpetu la conclusión del escritor del artículo.</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3T09:30:32.248812000</meta:creation-date>
    <dc:date>2025-10-03T14:57:46.903292200</dc:date>
    <meta:editing-duration>PT17M49S</meta:editing-duration>
    <meta:editing-cycles>3</meta:editing-cycles>
    <meta:generator>LibreOffice/25.2.5.2$Windows_X86_64 LibreOffice_project/03d19516eb2e1dd5d4ccd751a0d6f35f35e08022</meta:generator>
    <meta:document-statistic meta:table-count="0" meta:image-count="0" meta:object-count="0" meta:page-count="2" meta:paragraph-count="9" meta:word-count="634" meta:character-count="3997" meta:non-whitespace-character-count="3371"/>
  </office:meta>
</office:document-meta>
</file>